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9/09/2015</text:date>, <text:time>10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North</meta:initial-creator>
    <meta:creation-date>2015-09-09T10:23:54</meta:creation-date>
    <dc:date>2015-09-09T10:24:57</dc:date>
    <dc:creator>Michael North</dc:creator>
    <meta:editing-duration>PT1M4S</meta:editing-duration>
    <meta:editing-cycles>1</meta:editing-cycles>
    <meta:document-statistic meta:table-count="2" meta:cell-count="21" meta:object-count="0"/>
    <meta:generator>OpenOffice/4.1.1$Unix OpenOffice.org_project/411m6$Build-9775</meta:generator>
  </office:meta>
</office:document-meta>
</file>